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932" officeooo:paragraph-rsid="001d9932"/>
    </style:style>
    <style:style style:name="P2" style:family="paragraph" style:parent-style-name="Standard">
      <style:text-properties fo:font-size="14pt" officeooo:rsid="001d9932" officeooo:paragraph-rsid="001d9932" style:font-size-asian="14pt" style:font-size-complex="14pt"/>
    </style:style>
    <style:style style:name="P3" style:family="paragraph" style:parent-style-name="Standard">
      <style:text-properties fo:font-size="14pt" officeooo:rsid="001f30e4" officeooo:paragraph-rsid="001f30e4" style:font-size-asian="14pt" style:font-size-complex="14pt"/>
    </style:style>
    <style:style style:name="P4" style:family="paragraph" style:parent-style-name="Standard">
      <style:text-properties fo:font-size="14pt" officeooo:paragraph-rsid="001f30e4" style:font-size-asian="14pt" style:font-size-complex="14pt"/>
    </style:style>
    <style:style style:name="P5" style:family="paragraph" style:parent-style-name="Standard">
      <style:text-properties fo:font-size="14pt" officeooo:rsid="0020e954" officeooo:paragraph-rsid="0020e954" style:font-size-asian="14pt" style:font-size-complex="14pt"/>
    </style:style>
    <style:style style:name="P6" style:family="paragraph" style:parent-style-name="Standard">
      <style:text-properties fo:font-size="14pt" officeooo:rsid="00243971" officeooo:paragraph-rsid="00243971" style:font-size-asian="14pt" style:font-size-complex="14pt"/>
    </style:style>
    <style:style style:name="P7" style:family="paragraph" style:parent-style-name="Standard">
      <style:text-properties fo:font-size="14pt" officeooo:rsid="0025894d" officeooo:paragraph-rsid="0025894d" style:font-size-asian="14pt" style:font-size-complex="14pt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1d9932" officeooo:paragraph-rsid="001d9932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1d9932" officeooo:paragraph-rsid="00210ef3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officeooo:rsid="001d9932" officeooo:paragraph-rsid="001d9932" style:font-size-asian="16pt" style:font-size-complex="16pt"/>
    </style:style>
    <style:style style:name="P11" style:family="paragraph" style:parent-style-name="Standard">
      <style:text-properties fo:font-size="16pt" fo:font-weight="bold" officeooo:rsid="001d9932" officeooo:paragraph-rsid="001d9932" style:font-size-asian="16pt" style:font-weight-asian="bold" style:font-size-complex="16pt" style:font-weight-complex="bold"/>
    </style:style>
    <style:style style:name="T1" style:family="text">
      <style:text-properties officeooo:rsid="001f30e4"/>
    </style:style>
    <style:style style:name="T2" style:family="text">
      <style:text-properties officeooo:rsid="001f43cb"/>
    </style:style>
    <style:style style:name="T3" style:family="text">
      <style:text-properties officeooo:rsid="0020e954"/>
    </style:style>
    <style:style style:name="T4" style:family="text">
      <style:text-properties officeooo:rsid="00243971"/>
    </style:style>
    <style:style style:name="T5" style:family="text">
      <style:text-properties officeooo:rsid="0026ff14"/>
    </style:style>
    <style:style style:name="T6" style:family="text">
      <style:text-properties officeooo:rsid="0027fd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séquence</text:span></text:p>
      <text:p text:style-name="P8"/>
      <text:p text:style-name="P8">Planning apprenant /</text:p>
      <text:p text:style-name="P8"/>
      <text:p text:style-name="P10"/>
      <text:p text:style-name="P10">CDP</text:p>
      <text:p text:style-name="P10"/>
      <text:p text:style-name="P11">création planning apprenant<text:span text:style-name="T3">s</text:span></text:p>
      <text:p text:style-name="P1"/>
      <text:p text:style-name="P1"/>
      <text:p text:style-name="P2">regarder planning<text:span text:style-name="T4">s des</text:span> promotions</text:p>
      <text:p text:style-name="P2">regarder les apprenant des promotions</text:p>
      <text:p text:style-name="P3">noter qui doit venir</text:p>
      <text:p text:style-name="P4"><text:span text:style-name="T1">noter jours de venus</text:span></text:p>
      <text:p text:style-name="P6">faire planning apprenants</text:p>
      <text:p text:style-name="P5">regarder coordonnées apprenants</text:p>
      <text:p text:style-name="P7">contacter les apprenant<text:span text:style-name="T5">s</text:span></text:p>
      <text:p text:style-name="P2">notifier apprenants de leur planning<text:span text:style-name="T6">s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4:59:17.456922568</meta:creation-date>
    <dc:date>2020-07-23T15:09:02.152033649</dc:date>
    <meta:editing-duration>PT9M42S</meta:editing-duration>
    <meta:editing-cycles>9</meta:editing-cycles>
    <meta:generator>LibreOffice/6.4.4.2$Linux_X86_64 LibreOffice_project/40$Build-2</meta:generator>
    <meta:document-statistic meta:table-count="0" meta:image-count="0" meta:object-count="0" meta:page-count="1" meta:paragraph-count="12" meta:word-count="39" meta:character-count="286" meta:non-whitespace-character-count="259"/>
  </office:meta>
</office:document-meta>
</file>